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tle: Agile Development: Empowering Teams and Delivering Results</text:p>
      <text:p text:style-name="Standard"/>
      <text:p text:style-name="Standard">Slide 1: Introduction</text:p>
      <text:p text:style-name="Standard">- Welcome and purpose of the presentation</text:p>
      <text:p text:style-name="Standard">- Overview of Scrum-agile approach</text:p>
      <text:p text:style-name="Standard">- Contrasting waterfall and agile development approaches</text:p>
      <text:p text:style-name="Standard"/>
      <text:p text:style-name="Standard">Slide 2: Key Facets of Scrum-agile Approach</text:p>
      <text:p text:style-name="Standard">- Definition and principles of Scrum-agile</text:p>
      <text:p text:style-name="Standard">- Flexibility and adaptability in responding to change</text:p>
      <text:p text:style-name="Standard">- Continuous collaboration and feedback</text:p>
      <text:p text:style-name="Standard"/>
      <text:p text:style-name="Standard">Slide 3: Roles on a Scrum-agile Team</text:p>
      <text:p text:style-name="Standard">- Product Owner:</text:p>
      <text:p text:style-name="Standard"><text:s text:c="2"/>- Responsible for product vision and prioritization</text:p>
      <text:p text:style-name="Standard"><text:s text:c="2"/>- Ensures value delivery to stakeholders</text:p>
      <text:p text:style-name="Standard">- Scrum Master:</text:p>
      <text:p text:style-name="Standard"><text:s text:c="2"/>- Facilitates the Scrum process</text:p>
      <text:p text:style-name="Standard"><text:s text:c="2"/>- Removes impediments and ensures team productivity</text:p>
      <text:p text:style-name="Standard">- Development Team:</text:p>
      <text:p text:style-name="Standard"><text:s text:c="2"/>- Self-organizing and cross-functional</text:p>
      <text:p text:style-name="Standard"><text:s text:c="2"/>- Collaboratively delivers increments of product functionality</text:p>
      <text:p text:style-name="Standard"/>
      <text:p text:style-name="Standard">Slide 4: Phases of SDLC in Agile Approach</text:p>
      <text:p text:style-name="Standard">- Envisioning:</text:p>
      <text:p text:style-name="Standard"><text:s text:c="2"/>- Defining project goals and product vision</text:p>
      <text:p text:style-name="Standard"><text:s text:c="2"/>- Establishing high-level requirements</text:p>
      <text:p text:style-name="Standard">- Planning:</text:p>
      <text:p text:style-name="Standard"><text:s text:c="2"/>- Detailed release and iteration planning</text:p>
      <text:p text:style-name="Standard"><text:s text:c="2"/>- Creating a prioritized product backlog</text:p>
      <text:p text:style-name="Standard">- Development:</text:p>
      <text:p text:style-name="Standard"><text:s text:c="2"/>- Iteratively developing product increments</text:p>
      <text:p text:style-name="Standard"><text:s text:c="2"/>- Conducting daily Scrum meetings</text:p>
      <text:p text:style-name="Standard">- Release:</text:p>
      <text:p text:style-name="Standard"><text:s text:c="2"/>- Integrating and testing product increments</text:p>
      <text:p text:style-name="Standard"><text:s text:c="2"/>- Delivering potentially shippable increments</text:p>
      <text:p text:style-name="Standard"/>
      <text:p text:style-name="Standard">Slide 5: Comparison: Agile vs. Waterfall Approach</text:p>
      <text:p text:style-name="Standard">- Waterfall Approach:</text:p>
      <text:p text:style-name="Standard"><text:s text:c="2"/>- Sequential and linear process</text:p>
      <text:p text:style-name="Standard"><text:s text:c="2"/>- Emphasis on detailed upfront planning</text:p>
      <text:p text:style-name="Standard"><text:s text:c="2"/>- Limited flexibility for change</text:p>
      <text:p text:style-name="Standard"><text:s text:c="2"/>- Challenges in adapting to evolving requirements</text:p>
      <text:p text:style-name="Standard">- Agile Approach:</text:p>
      <text:p text:style-name="Standard"><text:s text:c="2"/>- Iterative and incremental process</text:p>
      <text:p text:style-name="Standard"><text:s text:c="2"/>- Emphasis on collaboration and customer feedback</text:p>
      <text:p text:style-name="Standard"><text:s text:c="2"/>- Flexible and adaptable to changing needs</text:p>
      <text:p text:style-name="Standard"><text:s text:c="2"/>- Ability to respond to emerging issues promptly</text:p>
      <text:p text:style-name="Standard"/>
      <text:p text:style-name="Standard"><text:soft-page-break/>Slide 6: Contrasting Problem Resolution in Agile vs. Waterfall</text:p>
      <text:p text:style-name="Standard">- Waterfall:</text:p>
      <text:p text:style-name="Standard"><text:s text:c="2"/>- Identified problem would need to wait for the next phase or cycle</text:p>
      <text:p text:style-name="Standard"><text:s text:c="2"/>- Adjustments may require significant rework and delay</text:p>
      <text:p text:style-name="Standard">- Agile:</text:p>
      <text:p text:style-name="Standard"><text:s text:c="2"/>- Identified problem can be addressed immediately in the next iteration</text:p>
      <text:p text:style-name="Standard"><text:s text:c="2"/>- Iterative nature allows for incremental adjustments and continuous improvement</text:p>
      <text:p text:style-name="Standard"/>
      <text:p text:style-name="Standard">Slide 7: Factors Influencing Approach Selection</text:p>
      <text:p text:style-name="Standard">- Project Complexity:</text:p>
      <text:p text:style-name="Standard"><text:s text:c="2"/>- Agile: Suitable for complex and evolving projects</text:p>
      <text:p text:style-name="Standard"><text:s text:c="2"/>- Waterfall: Suitable for straightforward and stable projects</text:p>
      <text:p text:style-name="Standard">- Customer Collaboration:</text:p>
      <text:p text:style-name="Standard"><text:s text:c="2"/>- Agile: Emphasizes active involvement and continuous feedback</text:p>
      <text:p text:style-name="Standard"><text:s text:c="2"/>- Waterfall: Less customer involvement during development</text:p>
      <text:p text:style-name="Standard">- Predictability and Control:</text:p>
      <text:p text:style-name="Standard"><text:s text:c="2"/>- Agile: Provides flexibility but may require more frequent monitoring</text:p>
      <text:p text:style-name="Standard"><text:s text:c="2"/>- Waterfall: Offers a structured and controlled environment</text:p>
      <text:p text:style-name="Standard"/>
      <text:p text:style-name="Standard">Slide 8: Conclusion</text:p>
      <text:p text:style-name="Standard">- Recap of Scrum-agile approach and its benefits</text:p>
      <text:p text:style-name="Standard">- Overview of the SDLC phases in an agile approach</text:p>
      <text:p text:style-name="Standard">- Contrasting waterfall and agile development approaches</text:p>
      <text:p text:style-name="Standard">- Considerations for choosing an approach</text:p>
      <text:p text:style-name="Standard">- Thank you and open for questions</text:p>
      <text:p text:style-name="Standard"/>
      <text:p text:style-name="Standard">Note: This presentation provides a general outline. Ensure to include properly cited sources to support the information presented in each slide. Additionally, customize the content to align with your specific company's context and requirem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1:32:41.310198067</meta:creation-date>
    <dc:date>2023-06-18T01:33:00.672722678</dc:date>
    <meta:editing-duration>PT1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426" meta:character-count="2975" meta:non-whitespace-character-count="2552"/>
  </office:meta>
</office:document-meta>
</file>